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rsid="00395921" officeooo:paragraph-rsid="003bef7a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6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7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19" style:family="paragraph" style:parent-style-name="Titulo" style:master-page-name="Standard">
      <style:paragraph-properties style:page-number="auto"/>
      <style:text-properties officeooo:paragraph-rsid="00395921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1a0ba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style:font-name="Calibri" fo:font-size="12pt" officeooo:rsid="0013cf67" style:font-size-asian="12pt" style:font-size-complex="12pt"/>
    </style:style>
    <style:style style:name="T10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" fo:font-size="24pt" fo:font-weight="bold" officeooo:rsid="001f3da8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" fo:font-size="24pt" fo:font-weight="bold" officeooo:rsid="003fdb3c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" fo:font-size="24pt" fo:font-weight="bold" officeooo:rsid="00430518" style:font-size-asian="24pt" style:font-weight-asian="bold" style:font-size-complex="24pt" style:font-weight-complex="bold"/>
    </style:style>
    <style:style style:name="T14" style:family="text">
      <style:text-properties officeooo:rsid="003a5a79"/>
    </style:style>
    <style:style style:name="T15" style:family="text">
      <style:text-properties officeooo:rsid="003bef7a"/>
    </style:style>
    <style:style style:name="T16" style:family="text">
      <style:text-properties style:text-underline-style="solid" style:text-underline-width="auto" style:text-underline-color="font-color" fo:font-weight="bold" officeooo:rsid="003bef7a" style:font-weight-asian="bold" style:font-weight-complex="bold"/>
    </style:style>
    <style:style style:name="T17" style:family="text">
      <style:text-properties officeooo:rsid="0041a0ba"/>
    </style:style>
    <style:style style:name="T18" style:family="text">
      <style:text-properties officeooo:rsid="0043051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0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3">UD</text:span><text:span text:style-name="T10"> </text:span><text:span text:style-name="T12">10</text:span><text:span text:style-name="T10"> – </text:span><text:span text:style-name="T11">ACTIVIDAD 1 </text:span></text:p>
      <text:p text:style-name="P9"><text:span text:style-name="T11">(No evaluable)</text:span><text:span text:style-name="T10">.</text:span></text:p>
      <text:p text:style-name="P7"><text:user-field-get text:name="Tema">Introducción a jQuery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5">Sergio García Barea</text:p>
      <text:p text:style-name="P14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7">201<text:span text:style-name="T18">9</text:span>/20<text:span text:style-name="T18">20</text:span></text:p>
      <text:p text:style-name="P16"><text:tab/><text:tab/><text:tab/><text:tab/><text:tab/><text:tab/><text:tab/><text:tab/><text:tab/><text:tab/>Versión:<text:date style:data-style-name="N104" text:date-value="2019-10-10T09:37:16.225249897">191010</text:date>.<text:time style:data-style-name="N105" text:time-value="2019-10-10T09:37:16.225416488">0937</text:time></text:p>
      <text:p text:style-name="P3"><text:soft-page-break/></text:p>
      <text:p text:style-name="P10">Licencia</text:p>
      <text:p text:style-name="Standard"/>
      <text:p text:style-name="P13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2"/>
      <text:p text:style-name="Notas_20_Informativas"><text:span text:style-name="T3"> </text:span>Atención</text:p>
      <text:p text:style-name="P12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8">1. Boletín de ejercicios<text:tab/>3</text:p>
        </text:index-body>
      </text:table-of-content>
      <text:p text:style-name="Standard"/>
      <text:p text:style-name="P19">UD0<text:user-field-get text:name="NumeroTema">10</text:user-field-get>. <text:user-field-get text:name="Tema">Introducción a jQuery</text:user-field-get></text:p>
      <text:h text:style-name="P21" text:outline-level="1">Boletín de ejercicios </text:h>
      <text:p text:style-name="P11"><text:span text:style-name="T5">1)</text:span><text:span text:style-name="T17"> </text:span>Intenta resolver ejercicios de <text:span text:style-name="T14">UD anteriores (2 a la 9), </text:span>utilizando jQuery en lugar de Javascript normal. <text:span text:style-name="T16">¡Comparte tus soluciones en el foro!</text:span></text:p>
      <text:p text:style-name="P11"><text:span text:style-name="T14">Reflexiona con eso sobre que framework te es más útil en determinados contextos. Recuerda la biblioteca jQuery la puedes obtener en </text:span><text:a xlink:type="simple" xlink:href="https://jquery.com/" text:style-name="Internet_20_link" text:visited-style-name="Visited_20_Internet_20_Link"><text:span text:style-name="T14">https://jquery.com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2H8M4S</meta:editing-duration>
    <meta:editing-cycles>35</meta:editing-cycles>
    <meta:generator>LibreOffice/6.3.1.2$Linux_X86_64 LibreOffice_project/30$Build-2</meta:generator>
    <dc:title>Plantilla CEED</dc:title>
    <dc:date>2019-10-10T09:37:16.077364582</dc:date>
    <meta:document-statistic meta:table-count="0" meta:image-count="2" meta:object-count="0" meta:page-count="3" meta:paragraph-count="26" meta:word-count="170" meta:character-count="1149" meta:non-whitespace-character-count="983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